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B2000000A1E26EC0C6.svm" manifest:media-type=""/>
  <manifest:file-entry manifest:full-path="Pictures/20000001000001CD0000012DBE74C9DE.svm" manifest:media-type=""/>
  <manifest:file-entry manifest:full-path="Pictures/20000001000001310000012D62166E45.svm" manifest:media-type=""/>
  <manifest:file-entry manifest:full-path="Pictures/20000001000001390000012DAA730B4C.svm" manifest:media-type=""/>
  <manifest:file-entry manifest:full-path="Pictures/20000001000001D100000129A37F3893.svm" manifest:media-type=""/>
  <manifest:file-entry manifest:full-path="Pictures/20000001000000BB000000E5B89C68BD.svm" manifest:media-type=""/>
  <manifest:file-entry manifest:full-path="Pictures/20000001000005220000015F36B8D75C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92000000A16D0D51D8.svm" manifest:media-type=""/>
  <manifest:file-entry manifest:full-path="Pictures/2000000100000103000000F210DD7C79.svm" manifest:media-type=""/>
  <manifest:file-entry manifest:full-path="Pictures/20000002000002F900000140A6ABBD90.eps" manifest:media-type=""/>
  <manifest:file-entry manifest:full-path="Pictures/20000001000000C3000000A1D578F1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alpha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left(1-\alpha \right)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059cm" svg:height="3.809cm" svg:x="1.804cm" svg:y="1.284cm">
          <draw:image xlink:href="Pictures/20000002000002F900000140A6ABBD90.eps" xlink:type="simple" xlink:show="embed" xlink:actuate="onLoad">
            <text:p/>
          </draw:image>
        </draw:frame>
        <draw:line draw:style-name="gr2" draw:text-style-name="P1" draw:layer="layout" svg:x1="1.889cm" svg:y1="2.176cm" svg:x2="3.17cm" svg:y2="2.176cm">
          <text:p/>
        </draw:line>
        <draw:line draw:style-name="gr2" draw:text-style-name="P1" draw:layer="layout" svg:x1="10.144cm" svg:y1="1.936cm" svg:x2="10.891cm" svg:y2="1.936cm">
          <text:p/>
        </draw:line>
        <draw:line draw:style-name="gr2" draw:text-style-name="P1" draw:layer="layout" svg:x1="5.764cm" svg:y1="3.07cm" svg:x2="5.764cm" svg:y2="4.342cm">
          <text:p/>
        </draw:line>
        <draw:frame draw:style-name="gr3" draw:text-style-name="P1" draw:layer="layout" svg:width="0.31cm" svg:height="0.289cm" svg:x="2.256cm" svg:y="0.787cm">
          <draw:image xlink:href="Pictures/2000000100000103000000F210DD7C79.svm" xlink:type="simple" xlink:show="embed" xlink:actuate="onLoad">
            <text:p/>
          </draw:image>
        </draw:frame>
        <draw:frame draw:style-name="gr4" draw:text-style-name="P1" draw:layer="layout" svg:width="0.304cm" svg:height="0.31cm" svg:x="10.141cm" svg:y="0.776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289cm" svg:x="6.317cm" svg:y="3.66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2" draw:layer="layout" svg:width="0.972cm" svg:height="0.848cm" svg:x="2.661cm" svg:y="0.476cm">
          <draw:text-box>
            <text:p text:style-name="P2"><text:span text:style-name="T1">ایمٹر</text:span></text:p>
          </draw:text-box>
        </draw:frame>
        <draw:frame draw:style-name="gr6" draw:text-style-name="P2" draw:layer="layout" svg:width="0.98cm" svg:height="0.848cm" svg:x="8.647cm" svg:y="0.476cm">
          <draw:text-box>
            <text:p text:style-name="P2"><text:span text:style-name="T1">کلکٹر</text:span></text:p>
          </draw:text-box>
        </draw:frame>
        <draw:frame draw:style-name="gr6" draw:text-style-name="P2" draw:layer="layout" svg:width="0.938cm" svg:height="0.848cm" svg:x="6.597cm" svg:y="3.442cm">
          <draw:text-box>
            <text:p text:style-name="P2"><text:span text:style-name="T1">بیس</text:span></text:p>
          </draw:text-box>
        </draw:frame>
        <draw:frame draw:style-name="gr7" draw:text-style-name="P1" draw:layer="layout" svg:width="0.233cm" svg:height="0.192cm" svg:x="3.435cm" svg:y="1.463cm">
          <draw:image xlink:href="Pictures/20000001000000C3000000A1D578F1D8.svm" xlink:type="simple" xlink:show="embed" xlink:actuate="onLoad">
            <text:p/>
          </draw:image>
        </draw:frame>
        <draw:frame draw:style-name="gr8" draw:text-style-name="P1" draw:layer="layout" svg:width="0.223cm" svg:height="0.274cm" svg:x="5.769cm" svg:y="1.461cm">
          <draw:image xlink:href="Pictures/20000001000000BB000000E5B89C68BD.svm" xlink:type="simple" xlink:show="embed" xlink:actuate="onLoad">
            <text:p/>
          </draw:image>
        </draw:frame>
        <draw:frame draw:style-name="gr7" draw:text-style-name="P1" draw:layer="layout" svg:width="0.233cm" svg:height="0.192cm" svg:x="8.868cm" svg:y="1.463cm">
          <draw:image xlink:href="Pictures/20000001000000C3000000A1D578F1D8.svm" xlink:type="simple" xlink:show="embed" xlink:actuate="onLoad">
            <text:p/>
          </draw:image>
        </draw:frame>
        <draw:frame draw:style-name="gr9" draw:text-style-name="P1" draw:layer="layout" svg:width="0.557cm" svg:height="0.355cm" svg:x="2.801cm" svg:y="5.093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365cm" svg:height="0.36cm" svg:x="3.768cm" svg:y="5.148cm">
          <draw:image xlink:href="Pictures/20000001000001310000012D62166E45.svm" xlink:type="simple" xlink:show="embed" xlink:actuate="onLoad">
            <text:p/>
          </draw:image>
        </draw:frame>
        <draw:frame draw:style-name="gr11" draw:text-style-name="P1" draw:layer="layout" svg:width="0.374cm" svg:height="0.36cm" svg:x="8.406cm" svg:y="5.148cm">
          <draw:image xlink:href="Pictures/20000001000001390000012DAA730B4C.svm" xlink:type="simple" xlink:show="embed" xlink:actuate="onLoad">
            <text:p/>
          </draw:image>
        </draw:frame>
        <draw:frame draw:style-name="gr12" draw:text-style-name="P1" draw:layer="layout" svg:width="0.552cm" svg:height="0.36cm" svg:x="9.188cm" svg:y="5.093cm">
          <draw:image xlink:href="Pictures/20000001000001CD0000012DBE74C9DE.svm" xlink:type="simple" xlink:show="embed" xlink:actuate="onLoad">
            <text:p/>
          </draw:image>
        </draw:frame>
        <draw:custom-shape draw:style-name="gr13" draw:text-style-name="P1" draw:layer="layout" svg:width="0.215cm" svg:height="1.968cm" draw:transform="rotate (1.5707963267949) translate (6.265cm 1.3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1.552cm" svg:height="0.848cm" svg:x="6.273cm" svg:y="0.348cm">
          <draw:text-box>
            <text:p text:style-name="P2"><text:span text:style-name="T1">ویران خطہ</text:span></text:p>
          </draw:text-box>
        </draw:frame>
        <draw:frame draw:style-name="gr6" draw:text-style-name="P3" draw:layer="layout" svg:width="1.522cm" svg:height="0.653cm" svg:x="3.07cm" svg:y="1.763cm">
          <draw:text-box>
            <text:p text:style-name="P2"><text:span text:style-name="T2">مداخل الیکٹران</text:span></text:p>
          </draw:text-box>
        </draw:frame>
        <draw:frame draw:style-name="gr6" draw:text-style-name="P3" draw:layer="layout" svg:width="1.137cm" svg:height="1.055cm" svg:x="4.843cm" svg:y="1.647cm">
          <draw:text-box>
            <text:p text:style-name="P2"><text:span text:style-name="T2">نفوذ پذیر</text:span></text:p>
            <text:p text:style-name="P2"><text:span text:style-name="T2"><text:s/></text:span><text:span text:style-name="T2">الیکٹران</text:span></text:p>
          </draw:text-box>
        </draw:frame>
        <draw:frame draw:style-name="gr6" draw:text-style-name="P3" draw:layer="layout" svg:width="1.522cm" svg:height="0.653cm" svg:x="8.121cm" svg:y="1.692cm">
          <draw:text-box>
            <text:p text:style-name="P2"><text:span text:style-name="T2">حاصل الیکٹران</text:span></text:p>
          </draw:text-box>
        </draw:frame>
        <draw:frame draw:style-name="gr6" draw:text-style-name="P3" draw:layer="layout" svg:width="1.277cm" svg:height="0.653cm" svg:x="3.107cm" svg:y="2.763cm">
          <draw:text-box>
            <text:p text:style-name="P2"><text:span text:style-name="T2">مداخل خول</text:span></text:p>
          </draw:text-box>
        </draw:frame>
        <draw:frame draw:style-name="gr14" draw:text-style-name="P1" draw:layer="layout" svg:width="0.212cm" svg:height="0.192cm" svg:x="1.828cm" svg:y="1.798cm">
          <draw:image xlink:href="Pictures/20000001000000B2000000A1E26EC0C6.svm" xlink:type="simple" xlink:show="embed" xlink:actuate="onLoad">
            <text:p/>
          </draw:image>
        </draw:frame>
        <draw:frame draw:style-name="gr15" draw:text-style-name="P1" draw:layer="layout" svg:width="0.481cm" svg:height="0.192cm" svg:x="10.459cm" svg:y="1.517cm">
          <draw:image xlink:href="Pictures/2000000100000192000000A16D0D51D8.svm" xlink:type="simple" xlink:show="embed" xlink:actuate="onLoad">
            <text:p/>
          </draw:image>
        </draw:frame>
        <draw:frame draw:style-name="gr15" draw:text-style-name="P1" draw:layer="layout" svg:width="0.481cm" svg:height="0.192cm" svg:x="6.578cm" svg:y="1.826cm">
          <draw:image xlink:href="Pictures/2000000100000192000000A16D0D51D8.svm" xlink:type="simple" xlink:show="embed" xlink:actuate="onLoad">
            <text:p/>
          </draw:image>
        </draw:frame>
        <draw:frame draw:style-name="gr16" draw:text-style-name="P1" draw:layer="layout" svg:width="1.576cm" svg:height="0.42cm" svg:x="3.854cm" svg:y="4.026cm">
          <draw:image xlink:href="Pictures/20000001000005220000015F36B8D7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3T10:15:45</meta:creation-date>
    <meta:editing-duration>PT1H20M7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7T20:03:39.771982129</dc:date>
    <meta:document-statistic meta:object-count="27"/>
    <meta:template xlink:type="simple" xlink:actuate="onRequest" xlink:title="kkkFigures" xlink:href="../../../../../.libreoffice/3/user/template/kkkFigures.otg" meta:date="2014-08-13T10:15:45"/>
  </office:meta>
</office:document-meta>
</file>